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.8999996185303pt" style:font-weight-asian="bold" style:font-size-complex="21.6000003814697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language="en" fo:country="US" fo:font-weight="bold" style:font-size-asian="15.75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ОО «Брюховецкое водопроводное хозяйство»</text:p>
      <text:p text:style-name="P1">ООО «БВХ»</text:p>
      <text:p text:style-name="P1"/>
      <text:p text:style-name="P2">ИНН 2327009679</text:p>
      <text:p text:style-name="P2">КПП 232701001</text:p>
      <text:p text:style-name="P2">р/с 407 028 103 00 29 00 10 119</text:p>
      <text:p text:style-name="P2">к/с 301 018 105 0000 0000 516</text:p>
      <text:p text:style-name="P2">БИК 040 349 516</text:p>
      <text:p text:style-name="P2"/>
      <text:p text:style-name="P2">ПАО «Крайинвестбанк» г.Краснодар</text:p>
      <text:p text:style-name="P2"/>
      <text:p text:style-name="P2">ОГРН 105 231 529 0 961</text:p>
      <text:p text:style-name="P2">ОКПО 950 79 317</text:p>
      <text:p text:style-name="P2">ОКАТО 032 108 07 001</text:p>
      <text:p text:style-name="P2">ОКТМО 036 10 407</text:p>
      <text:p text:style-name="P2">ОКОГУ 42 100 14</text:p>
      <text:p text:style-name="P2">ОКФС 16</text:p>
      <text:p text:style-name="P2">ОКОПФ 12 165</text:p>
      <text:p text:style-name="P2">ОКВЭД 36.00.1</text:p>
      <text:p text:style-name="P2"/>
      <text:p text:style-name="P2">тел.8(86156)35-2-00 Бухгалтерия; факс — 8(86156)3-11-94;</text:p>
      <text:p text:style-name="P2"/>
      <text:p text:style-name="P2">ДИРЕКТОР: Ляшенко Александр Николаевич</text:p>
      <text:p text:style-name="P2">ГЛАВНЫЙ БУХГАЛТЕР: Романова Ольга Григорьевна</text:p>
      <text:p text:style-name="P2"/>
      <text:p text:style-name="P2">Юридический адрес: 352750, Краснодарский край, ст.Брюховецкая, ул. Олега Кошевого,196</text:p>
      <text:p text:style-name="P2"/>
      <text:p text:style-name="P3"><text:a xlink:type="simple" xlink:href="mailto:br_teploseti@mail.ru" text:style-name="Internet_20_link" text:visited-style-name="Visited_20_Internet_20_Link">br_teploseti@mail.ru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5-11-16T08:30:37</meta:creation-date>
    <dc:date>2017-08-14T10:43:49.25</dc:date>
    <meta:editing-cycles>4</meta:editing-cycles>
    <meta:editing-duration>PT7M11S</meta:editing-duration>
    <meta:document-statistic meta:table-count="0" meta:image-count="0" meta:object-count="0" meta:page-count="1" meta:paragraph-count="21" meta:word-count="87" meta:character-count="548"/>
    <meta:user-defined meta:name="Info 1"/>
    <meta:user-defined meta:name="Info 2"/>
    <meta:user-defined meta:name="Info 3"/>
    <meta:user-defined meta:name="Info 4"/>
  </office:meta>
</office:document-meta>
</file>